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1" svg:font-family="apple-system, BlinkMacSystemFont, 'Segoe UI', Roboto, 'Helvetica Neue', Arial, 'Noto Sans', 'Liberation Sans', sans-serif, 'Apple Color Emoji', 'Segoe UI Emoji', 'Segoe UI Symbol', 'Noto Color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3fce2e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weight="normal" officeooo:rsid="002af886" officeooo:paragraph-rsid="003fce2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fo:font-weight="normal" officeooo:rsid="002af886" officeooo:paragraph-rsid="003fce2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fo:font-weight="normal" officeooo:rsid="003fce2e" officeooo:paragraph-rsid="003fce2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officeooo:rsid="003fce2e" officeooo:paragraph-rsid="003fce2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style:font-name-asian="apple-system" style:font-size-asian="11.25pt" style:font-style-asian="normal" style:font-weight-asian="normal" style:font-name-complex="apple-system" style:font-size-complex="11.25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orphans="2" fo:widows="2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fo:orphans="2" fo:widows="2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0e94d0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0e94d0"/>
    </style:style>
    <style:style style:name="P15" style:family="paragraph" style:parent-style-name="Standard">
      <style:paragraph-properties fo:text-align="center" style:justify-single-word="false"/>
      <style:text-properties fo:color="#000000" fo:font-size="18pt" fo:font-weight="bold" officeooo:paragraph-rsid="000e94d0" fo:background-color="#ffffff" style:font-size-asian="18pt" style:font-weight-asian="bold" style:font-size-complex="18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font-size="12pt" fo:font-weight="normal" officeooo:rsid="002af886" officeooo:paragraph-rsid="003fce2e" style:font-size-asian="12pt" style:font-weight-asian="normal" style:font-size-complex="12pt" style:font-weight-complex="normal"/>
    </style:style>
    <style:style style:name="P17" style:family="paragraph" style:parent-style-name="Standard" style:master-page-name="First_20_Page">
      <style:paragraph-properties fo:text-align="start" style:justify-single-word="false" fo:orphans="2" fo:widows="2" style:page-number="auto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rsid="002af886" officeooo:paragraph-rsid="003fce2e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rsid="002af886" officeooo:paragraph-rsid="0040e7e3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94d0" style:font-size-asian="14pt" style:font-size-complex="14pt"/>
    </style:style>
    <style:style style:name="T3" style:family="text">
      <style:text-properties fo:font-size="14pt" officeooo:rsid="00127711" style:font-size-asian="14pt" style:font-size-complex="14pt"/>
    </style:style>
    <style:style style:name="T4" style:family="text">
      <style:text-properties fo:font-size="14pt" officeooo:rsid="003f11e9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b4f8a" style:font-name="apple-system1" fo:font-size="11.25pt" fo:letter-spacing="normal" fo:font-style="normal" style:text-underline-style="solid" style:text-underline-width="auto" style:text-underline-color="font-color" fo:font-weight="normal" fo:background-color="#ffffff" loext:char-shading-value="0" style:font-size-asian="14pt" style:font-size-complex="14pt"/>
    </style:style>
    <style:style style:name="T7" style:family="text">
      <style:text-properties officeooo:rsid="003fce2e"/>
    </style:style>
    <style:style style:name="T8" style:family="text">
      <style:text-properties officeooo:rsid="0040573b"/>
    </style:style>
    <style:style style:name="T9" style:family="text">
      <style:text-properties officeooo:rsid="0040e7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ИНИСТЕРСТВО ОБРАЗОВАНИЯ РЕСПУБЛИКИ БЕЛАРУСЬ</text:p>
      <text:p text:style-name="P11">УО «БЕЛОРУССКИЙ ГОСУДАРСТВЕННЫЙ УНИВЕРСИТЕТ ИНФОРМАТИКИ И РАДИОЭЛЕКТРОНИКИ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Контрольная работа №<text:span text:style-name="T9">2</text:span></text:p>
      <text:p text:style-name="P3"><text:span text:style-name="T1">по дисциплине «</text:span><text:a xlink:type="simple" xlink:href="https://lms2.bsuir.by/course/view.php?id=231" text:style-name="Internet_20_link" text:visited-style-name="Visited_20_Internet_20_Link"><text:span text:style-name="T6">Математическое моделирование</text:span></text:a><text:span text:style-name="T1">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Студент<text:tab/></text:p>
      <text:p text:style-name="Standard"><text:span text:style-name="T1">ФНИДО, ИИТП, 793551, </text:span><text:span text:style-name="T4">5</text:span><text:span text:style-name="T1"> курс<text:tab/><text:tab/><text:tab/><text:tab/><text:tab/></text:span><text:span text:style-name="T2">Д</text:span><text:span text:style-name="T1">. </text:span><text:span text:style-name="T2">Р</text:span><text:span text:style-name="T1">. </text:span><text:span text:style-name="T2">Сей</text:span></text:p>
      <text:p text:style-name="P4"/>
      <text:p text:style-name="P4"/>
      <text:p text:style-name="Standard"><text:span text:style-name="T1">Преподаватель<text:tab/><text:tab/><text:tab/><text:tab/><text:tab/><text:tab/><text:tab/><text:tab/></text:span><text:span text:style-name="T4">Н</text:span><text:span text:style-name="T1">. </text:span><text:span text:style-name="T4">A</text:span><text:span text:style-name="T1">. </text:span><text:span text:style-name="T4">Волорова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1">МИНСК 20</text:span><text:span text:style-name="T3">2</text:span><text:span text:style-name="T4">1</text:span></text:p>
      <text:p text:style-name="P5"/>
      <text:p text:style-name="P5"/>
      <text:p text:style-name="P5"/>
      <text:p text:style-name="P15"><text:soft-page-break/>Контрольная работа №1:<text:span text:style-name="T7">Имитация случайных событий</text:span></text:p>
      <text:p text:style-name="P13"><text:tab/></text:p>
      <text:p text:style-name="P14"><text:tab/></text:p>
      <text:p text:style-name="P6"><text:span text:style-name="T5">ЗАДАНИЕ</text:span> </text:p>
      <text:list xml:id="list2104982098" text:style-name="L1">
        <text:list-item>
          <text:p text:style-name="P19">Написать программу реализующую метод формирования непрерывной случайной величины. </text:p>
        </text:list-item>
        <text:list-item>
          <text:p text:style-name="P19">Выполнить статистическое исследование (построение гистограммы, точечных, интервальных оценок) </text:p>
        </text:list-item>
        <text:list-item>
          <text:p text:style-name="P19">Проверить гипотезы о соответствии закона распределения полученной случайной величины требуемому</text:p>
        </text:list-item>
      </text:list>
      <text:p text:style-name="P7"/>
      <text:p text:style-name="P7"/>
      <text:p text:style-name="P7"/>
      <text:p text:style-name="P7"/>
      <text:p text:style-name="P9">Реализация</text:p>
      <text:p text:style-name="P9"/>
      <text:p text:style-name="P8"><text:span text:style-name="T8">И</text:span>мплементация <text:span text:style-name="T8">расмотренных алгоритмов вместе с пояснениями находится в файле report.pdf, расположенном в текущей папке.</text:span></text:p>
      <text:p text:style-name="P7"/>
      <text:p text:style-name="P16"/>
      <text:p text:style-name="P16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1" svg:font-family="apple-system, BlinkMacSystemFont, 'Segoe UI', Roboto, 'Helvetica Neue', Arial, 'Noto Sans', 'Liberation Sans', sans-serif, 'Apple Color Emoji', 'Segoe UI Emoji', 'Segoe UI Symbol', 'Noto Color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1665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835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  <style:text-properties fo:font-size="14pt" style:font-size-asian="14pt" style:font-size-complex="14pt"/>
    </style:style>
    <style:style style:name="Таблица_20_-_20_заголовок" style:display-name="Таблица - заголовок" style:family="paragraph" style:parent-style-name="Plain_20_Text" style:default-outline-level="">
      <style:paragraph-properties fo:margin-top="0.0835in" fo:margin-bottom="0.0835in" loext:contextual-spacing="false" fo:keep-with-next="always"/>
    </style:style>
    <style:style style:name="Таблица_20_-_20_шапка" style:display-name="Таблица - шапка" style:family="paragraph" style:parent-style-name="Standard" style:default-outline-level="">
      <style:paragraph-properties fo:margin-top="0.0417in" fo:margin-bottom="0.0417in" loext:contextual-spacing="false" fo:text-align="center" style:justify-single-word="false" fo:keep-together="always" fo:keep-with-next="always"/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ourier New" fo:font-family="'Courier New'" style:font-family-generic="roman" style:font-pitch="variable" fo:font-size="12pt" style:font-size-asian="12pt" style:font-name-complex="Courier New1" style:font-family-complex="'Courier New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Plain_20_Text_20_Char" style:display-name="Plain Text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use-window-font-color="true" fo:font-size="14pt" style:font-name-asian="Calibri1" style:font-family-asian="Calibri" style:font-family-generic-asian="system" style:font-pitch-asian="variable" style:font-size-asian="14pt"/>
    </style:style>
    <style:style style:name="ListLabel_20_5" style:display-name="ListLabel 5" style:family="text">
      <style:text-properties style:use-window-font-color="true" fo:font-size="14pt" style:font-name-asian="Calibri1" style:font-family-asian="Calibri" style:font-family-generic-asian="system" style:font-pitch-asian="variable" style:font-size-asian="14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4pt" style:font-size-asian="14pt" style:font-size-complex="14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fo:font-size="14pt" style:font-size-asian="14pt" style:font-size-complex="14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4pt" style:font-size-asian="14pt" style:font-size-complex="14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Wingdings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</meta:initial-creator>
    <meta:editing-cycles>63</meta:editing-cycles>
    <meta:creation-date>2017-11-09T11:38:00</meta:creation-date>
    <dc:date>2021-10-27T16:51:46.619133753</dc:date>
    <meta:editing-duration>P1DT19M37S</meta:editing-duration>
    <meta:generator>LibreOffice/6.0.7.3$Linux_X86_64 LibreOffice_project/00m0$Build-3</meta:generator>
    <meta:document-statistic meta:table-count="0" meta:image-count="0" meta:object-count="0" meta:page-count="2" meta:paragraph-count="19" meta:word-count="84" meta:character-count="746" meta:non-whitespace-character-count="65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